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column table:style-name="co1" table:visibility="collapse" table:number-columns-repeated="1021" table:default-cell-style-name="Default"/>
        <table:table-row table:style-name="ro1">
          <table:table-cell office:value-type="float" office:value="8000000">
            <text:p>8000000</text:p>
          </table:table-cell>
          <table:table-cell table:number-columns-repeated="1023"/>
        </table:table-row>
        <table:table-row table:style-name="ro1">
          <table:table-cell office:value-type="float" office:value="9600">
            <text:p>96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(fcpu / (baud*16))-1" office:value-type="float" office:value="51.0833333333333">
            <text:p>51,083333333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6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fcpu" table:base-cell-address="$Лист1.$A$1" table:cell-range-address="$Лист1.$A$1"/>
        <table:named-range table:name="baud" table:base-cell-address="$Лист1.$A$2" table:cell-range-address="$Лист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25.12.2019</text:date>, <text:time>22:40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22:29:36.92</meta:creation-date>
    <dc:date>2019-12-25T22:40:25.34</dc:date>
    <meta:editing-duration>PT10M53S</meta:editing-duration>
    <meta:editing-cycles>1</meta:editing-cycles>
    <meta:document-statistic meta:table-count="3" meta:cell-count="3" meta:object-count="0"/>
    <meta:generator>OpenOffice.org/3.4.1$Win32 OpenOffice.org_project/341m1$Build-9593</meta:generator>
  </office:meta>
</office:document-meta>
</file>